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872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435cm"/>
    </style:style>
    <style:style style:name="Таблица1.B" style:family="table-column">
      <style:table-column-properties style:column-width="0.699cm"/>
    </style:style>
    <style:style style:name="Таблица1.C" style:family="table-column">
      <style:table-column-properties style:column-width="8.73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683cm" fo:margin-left="-0.026cm" fo:margin-top="0cm" fo:margin-bottom="0cm" table:align="left" style:writing-mode="lr-tb"/>
    </style:style>
    <style:style style:name="Таблица2.A" style:family="table-column">
      <style:table-column-properties style:column-width="1.071cm"/>
    </style:style>
    <style:style style:name="Таблица2.B" style:family="table-column">
      <style:table-column-properties style:column-width="1.312cm"/>
    </style:style>
    <style:style style:name="Таблица2.C" style:family="table-column">
      <style:table-column-properties style:column-width="2.383cm"/>
    </style:style>
    <style:style style:name="Таблица2.D" style:family="table-column">
      <style:table-column-properties style:column-width="1.468cm"/>
    </style:style>
    <style:style style:name="Таблица2.E" style:family="table-column">
      <style:table-column-properties style:column-width="0.893cm"/>
    </style:style>
    <style:style style:name="Таблица2.F" style:family="table-column">
      <style:table-column-properties style:column-width="2.371cm"/>
    </style:style>
    <style:style style:name="Таблица2.G" style:family="table-column">
      <style:table-column-properties style:column-width="2.633cm"/>
    </style:style>
    <style:style style:name="Таблица2.H" style:family="table-column">
      <style:table-column-properties style:column-width="1.182cm"/>
    </style:style>
    <style:style style:name="Таблица2.I" style:family="table-column">
      <style:table-column-properties style:column-width="3.371cm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4" style:family="table-row">
      <style:table-row-properties style:min-row-height="0.362cm" style:keep-together="true" fo:keep-together="auto"/>
    </style:style>
    <style:style style:name="Таблица2.H8" style:family="table-cell" style:data-style-name="N0">
      <style:table-cell-properties style:vertical-align="middle" fo:padding-left="0.191cm" fo:padding-right="0.191cm" fo:padding-top="0cm" fo:padding-bottom="0cm" fo:border="0.018cm solid #000001"/>
    </style:style>
    <style:style style:name="Таблица2.I8" style:family="table-cell">
      <style:table-cell-properties fo:padding-left="0.191cm" fo:padding-right="0.191cm" fo:padding-top="0cm" fo:padding-bottom="0cm" fo:border="0.018cm solid #000001"/>
    </style:style>
    <style:style style:name="Таблица2.A9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9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H9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I9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29" style:family="table-row">
      <style:table-row-properties style:min-row-height="0.556cm" style:keep-together="true" fo:keep-together="auto"/>
    </style:style>
    <style:style style:name="Таблица2.A29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30" style:family="table-row">
      <style:table-row-properties style:min-row-height="0.471cm" style:keep-together="true" fo:keep-together="auto"/>
    </style:style>
    <style:style style:name="Таблица2.A30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A3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2.C3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Таблица2.34" style:family="table-row">
      <style:table-row-properties style:min-row-height="0.443cm" style:keep-together="true" fo:keep-together="auto"/>
    </style:style>
    <style:style style:name="Таблица2.A3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36" style:family="table-row">
      <style:table-row-properties style:min-row-height="0.171cm" style:keep-together="true" fo:keep-together="auto"/>
    </style:style>
    <style:style style:name="Таблица2.A36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C4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 style:font-size-complex="8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name-complex="Times New Roman1" style:font-size-complex="6.5pt" style:font-style-complex="italic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1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1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2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3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4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5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36" style:family="paragraph" style:parent-style-name="Standard">
      <style:paragraph-properties fo:margin-top="0.212cm" fo:margin-bottom="0.282cm" fo:line-height="100%" fo:orphans="0" fo:widows="0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37" style:family="paragraph" style:parent-style-name="Standard">
      <style:paragraph-properties fo:margin-left="0cm" fo:margin-right="1.499cm" fo:margin-top="0cm" fo:margin-bottom="0cm" fo:line-height="100%" fo:text-indent="0cm" style:auto-text-indent="false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38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40" style:family="paragraph" style:parent-style-name="Standard">
      <style:paragraph-properties fo:margin-top="0cm" fo:margin-bottom="0cm" fo:line-height="100%"/>
      <style:text-properties style:font-name="Calibri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1" style:family="paragraph" style:parent-style-name="Standard">
      <style:paragraph-properties fo:margin-top="0cm" fo:margin-bottom="0cm" fo:line-height="100%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/>
    </style:style>
    <style:style style:name="P44" style:family="paragraph" style:parent-style-name="Heading_20_1">
      <style:paragraph-properties fo:margin-top="0cm" fo:margin-bottom="0cm" fo:line-height="100%" fo:text-align="center" style:justify-single-word="false" fo:background-color="#ffffff">
        <style:background-image/>
      </style:paragraph-properties>
      <style:text-properties style:font-name="Calibri" fo:font-size="10pt" fo:font-weight="normal" style:font-name-asian="Calibri1" style:font-size-asian="10pt" style:language-asian="ru" style:country-asian="RU" style:font-weight-asian="normal" style:font-name-complex="Times New Roman1" style:font-size-complex="10pt"/>
    </style:style>
    <style:style style:name="P45" style:family="paragraph" style:parent-style-name="Heading_20_1">
      <style:paragraph-properties fo:margin-top="0cm" fo:margin-bottom="0cm" fo:line-height="100%"/>
      <style:text-properties style:font-name="Calibri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style:font-style-complex="italic"/>
    </style:style>
    <style:style style:name="T4" style:family="text">
      <style:text-properties style:font-name="Times New Roman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alibri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/>
          </table:table-cell>
          <table:table-cell table:style-name="Таблица1.B1" office:value-type="string">
            <text:p text:style-name="P31"/>
          </table:table-cell>
          <table:table-cell table:style-name="Таблица1.A1" office:value-type="string">
            <text:p text:style-name="P33">Бийск</text:p>
          </table:table-cell>
        </table:table-row>
        <table:table-row table:style-name="Таблица1.1">
          <table:table-cell table:style-name="Таблица1.A2" office:value-type="string">
            <text:p text:style-name="P14">(Министерство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город)</text:p>
          </table:table-cell>
        </table:table-row>
        <table:table-row table:style-name="Таблица1.1">
          <table:table-cell table:style-name="Таблица1.A1" office:value-type="string">
            <text:p text:style-name="P11">АО «Гипроив»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34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4">(Генподрядчик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0">ООО «Востокэнергострой»</text:p>
          </table:table-cell>
          <table:table-cell table:style-name="Таблица1.B1" office:value-type="string">
            <text:p text:style-name="P32"/>
          </table:table-cell>
          <table:table-cell table:style-name="Таблица1.A1" office:value-type="string">
            <text:p text:style-name="P35">Реконструкция для создания производства октогена.</text:p>
            <text:p text:style-name="P36">Перекристаллизация и получение влажного продукта. Здания 2227 (Отопление и вентиляция. Автоматизация приточно-вытяжной вентиляции)</text:p>
          </table:table-cell>
        </table:table-row>
        <table:table-row table:style-name="Таблица1.1">
          <table:table-cell table:style-name="Таблица1.A2" office:value-type="string">
            <text:p text:style-name="P14">(монтажное управление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объект)</text:p>
          </table:table-cell>
        </table:table-row>
        <table:table-row table:style-name="Таблица1.1">
          <table:table-cell table:style-name="Таблица1.A5" office:value-type="string">
            <text:p text:style-name="P11">Электромонтажный участок № 1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1">11.10.2019г.</text:p>
          </table:table-cell>
        </table:table-row>
        <table:table-row table:style-name="Таблица1.1">
          <table:table-cell table:style-name="Таблица1.A2" office:value-type="string">
            <text:p text:style-name="P14">(участок)</text:p>
          </table:table-cell>
          <table:table-cell table:style-name="Таблица1.B1" office:value-type="string">
            <text:p text:style-name="P17"/>
          </table:table-cell>
          <table:table-cell table:style-name="Таблица1.A2" office:value-type="string">
            <text:p text:style-name="P14">(дата)</text:p>
          </table:table-cell>
        </table:table-row>
      </table:table>
      <text:p text:style-name="P1"/>
      <text:p text:style-name="P2">ВЕДОМОСТЬ СМОНТИРОВАННОГО ОБОРУДОВАНИЯ И МАТЕРИАЛОВ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2">№№</text:p>
            <text:p text:style-name="P13">п/п</text:p>
          </table:table-cell>
          <table:table-cell table:style-name="Таблица2.A1" table:number-columns-spanned="3" office:value-type="string">
            <text:p text:style-name="P12">Наименование электрооборудования, комплекта</text:p>
          </table:table-cell>
          <table:covered-table-cell/>
          <table:covered-table-cell/>
          <table:table-cell table:style-name="Таблица2.A1" office:value-type="string">
            <text:p text:style-name="P15">Ед. изм.</text:p>
          </table:table-cell>
          <table:table-cell table:style-name="Таблица2.A1" office:value-type="string">
            <text:p text:style-name="P12">Тип, марка</text:p>
          </table:table-cell>
          <table:table-cell table:style-name="Таблица2.A1" office:value-type="string">
            <text:p text:style-name="P14">Завод-изготовитель</text:p>
          </table:table-cell>
          <table:table-cell table:style-name="Таблица2.A1" office:value-type="string">
            <text:p text:style-name="P12">Кол-во</text:p>
          </table:table-cell>
          <table:table-cell table:style-name="Таблица2.A1" office:value-type="string">
            <text:p text:style-name="P12">Примечание</text:p>
          </table:table-cell>
        </table:table-row>
        <table:table-row table:style-name="Таблица2.2">
          <table:table-cell table:style-name="Таблица2.A1" office:value-type="string">
            <text:p text:style-name="P5">1</text:p>
          </table:table-cell>
          <table:table-cell table:style-name="Таблица2.B2" table:number-columns-spanned="3" office:value-type="string">
            <text:p text:style-name="P8">Шкаф управления ШСАУ1613880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5,5)ПС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2">
          <table:table-cell table:style-name="Таблица2.A1" office:value-type="string">
            <text:p text:style-name="P5">2</text:p>
          </table:table-cell>
          <table:table-cell table:style-name="Таблица2.B2" table:number-columns-spanned="3" office:value-type="string">
            <text:p text:style-name="P8">Шкаф управления ШСАУ1613881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2,2)ПС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5">3</text:p>
          </table:table-cell>
          <table:table-cell table:style-name="Таблица2.B2" table:number-columns-spanned="3" office:value-type="string">
            <text:p text:style-name="P8">Шкаф управления ШСАУ1546633а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18,5)ПС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5">4</text:p>
          </table:table-cell>
          <table:table-cell table:style-name="Таблица2.B2" table:number-columns-spanned="3" office:value-type="string">
            <text:p text:style-name="P8">Шкаф управления ШСАУ1613878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4,0)ПС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5">5</text:p>
          </table:table-cell>
          <table:table-cell table:style-name="Таблица2.B2" table:number-columns-spanned="3" office:value-type="string">
            <text:p text:style-name="P8">Шкаф управления ШСАУ1613879-1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1,1)ПС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5">6</text:p>
          </table:table-cell>
          <table:table-cell table:style-name="Таблица2.B2" table:number-columns-spanned="3" office:value-type="string">
            <text:p text:style-name="P8">Шкаф управления ШСАУ1613882-ОПР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8">КсП-Ф-ТО-АВ(18,5)ОПР</text:p>
          </table:table-cell>
          <table:table-cell table:style-name="Таблица2.A1" office:value-type="string">
            <text:p text:style-name="P9">ВЕЗА-Г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39"><text:span text:style-name="T10">ТС </text:span><text:span text:style-name="T8">RU</text:span><text:span text:style-name="T10"> </text:span><text:span text:style-name="T8">C</text:span><text:span text:style-name="T10">-</text:span><text:span text:style-name="T8">RU</text:span><text:span text:style-name="T10">.АМ02.В.00025</text:span></text:p>
          </table:table-cell>
        </table:table-row>
        <table:table-row table:style-name="Таблица2.4">
          <table:table-cell table:style-name="Таблица2.A1" office:value-type="string">
            <text:p text:style-name="P5">7</text:p>
          </table:table-cell>
          <table:table-cell table:style-name="Таблица2.B2" table:number-columns-spanned="3" office:value-type="string">
            <text:p text:style-name="P21"><text:span text:style-name="T1">Датчик термосопротивления </text:span><text:span text:style-name="T2">Pt</text:span><text:span text:style-name="T1">1000 </text:span>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21"><text:span text:style-name="T2">ДТС</text:span><text:span text:style-name="T1">3105</text:span></text:p>
          </table:table-cell>
          <table:table-cell table:style-name="Таблица2.A1" office:value-type="string">
            <text:p text:style-name="P5">ОВЕН</text:p>
          </table:table-cell>
          <table:table-cell table:style-name="Таблица2.H8" office:value-type="float" office:value="5">
            <text:p text:style-name="P5">5</text:p>
          </table:table-cell>
          <table:table-cell table:style-name="Таблица2.I8" office:value-type="string">
            <text:p text:style-name="P40"/>
            <text:p text:style-name="P43">Отказное письмо <text:s/>№ 1121 от 14.09.2017 г.</text:p>
          </table:table-cell>
        </table:table-row>
        <table:table-row table:style-name="Таблица2.4">
          <table:table-cell table:style-name="Таблица2.A9" office:value-type="string">
            <text:p text:style-name="P5">7</text:p>
          </table:table-cell>
          <table:table-cell table:style-name="Таблица2.B9" table:number-columns-spanned="3" office:value-type="string">
            <text:p text:style-name="P21"><text:span text:style-name="T1">Датчик термосопротивления </text:span><text:span text:style-name="T2">Pt</text:span><text:span text:style-name="T1">1000 </text:span></text:p>
          </table:table-cell>
          <table:covered-table-cell/>
          <table:covered-table-cell/>
          <table:table-cell table:style-name="Таблица2.A9" office:value-type="string">
            <text:p text:style-name="P6">шт</text:p>
          </table:table-cell>
          <table:table-cell table:style-name="Таблица2.A9" office:value-type="string">
            <text:p text:style-name="P21"><text:span text:style-name="T2">ДТС4</text:span><text:span text:style-name="T1">05</text:span></text:p>
          </table:table-cell>
          <table:table-cell table:style-name="Таблица2.A9" office:value-type="string">
            <text:p text:style-name="P5">ОВЕН</text:p>
          </table:table-cell>
          <table:table-cell table:style-name="Таблица2.H9" office:value-type="float" office:value="1">
            <text:p text:style-name="P5">1</text:p>
          </table:table-cell>
          <table:table-cell table:style-name="Таблица2.I9" office:value-type="string">
            <text:p text:style-name="P43">Отказное письмо <text:s/>№ 1121 от 14.09.2017 г.</text:p>
          </table:table-cell>
        </table:table-row>
        <table:table-row table:style-name="Таблица2.2">
          <table:table-cell table:style-name="Таблица2.A1" office:value-type="string">
            <text:p text:style-name="P5">8</text:p>
          </table:table-cell>
          <table:table-cell table:style-name="Таблица2.B2" table:number-columns-spanned="3" office:value-type="string">
            <text:p text:style-name="P21"><text:span text:style-name="T1">Темпе</text:span><text:bookmark text:name="_GoBack"/><text:span text:style-name="T1">ратурное реле </text:span>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22"><text:span text:style-name="T4">К</text:span><text:span text:style-name="T3">P61-6</text:span></text:p>
          </table:table-cell>
          <table:table-cell table:style-name="Таблица2.A1" office:value-type="string">
            <text:p text:style-name="P5">Danfoss</text:p>
          </table:table-cell>
          <table:table-cell table:style-name="Таблица2.A1" office:value-type="string">
            <text:p text:style-name="P5">6</text:p>
          </table:table-cell>
          <table:table-cell table:style-name="Таблица2.I8" office:value-type="string">
            <text:p text:style-name="P38"><text:span text:style-name="T10"><text:s/></text:span><text:span text:style-name="T8">TC</text:span><text:span text:style-name="T10"> </text:span><text:span text:style-name="T8">N</text:span><text:span text:style-name="T10"> </text:span><text:span text:style-name="T8">RU</text:span><text:span text:style-name="T10"> Д-</text:span><text:span text:style-name="T8">DK</text:span><text:span text:style-name="T10">.ГА02.В.03368</text:span></text:p>
          </table:table-cell>
        </table:table-row>
        <table:table-row table:style-name="Таблица2.2">
          <table:table-cell table:style-name="Таблица2.A1" office:value-type="string">
            <text:p text:style-name="P5">9</text:p>
          </table:table-cell>
          <table:table-cell table:style-name="Таблица2.B2" table:number-columns-spanned="3" office:value-type="string">
            <text:p text:style-name="P21"><text:span text:style-name="T1">Датчик термосопротивления </text:span><text:span text:style-name="T2">Pt</text:span><text:span text:style-name="T1">1000 </text:span>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21"><text:span text:style-name="T2">ДТС</text:span><text:span text:style-name="T1">224</text:span></text:p>
          </table:table-cell>
          <table:table-cell table:style-name="Таблица2.A1" office:value-type="string">
            <text:p text:style-name="P5">ОВЕН</text:p>
          </table:table-cell>
          <table:table-cell table:style-name="Таблица2.A1" office:value-type="string">
            <text:p text:style-name="P5">6</text:p>
          </table:table-cell>
          <table:table-cell table:style-name="Таблица2.I8" office:value-type="string">
            <text:p text:style-name="P41"/>
            <text:p text:style-name="P43">Отказное письмо <text:s/>№ 1121 от 14.09.2017 г.</text:p>
          </table:table-cell>
        </table:table-row>
        <table:table-row table:style-name="Таблица2.2">
          <table:table-cell table:style-name="Таблица2.A1" office:value-type="string">
            <text:p text:style-name="P7">10</text:p>
          </table:table-cell>
          <table:table-cell table:style-name="Таблица2.B2" table:number-columns-spanned="3" office:value-type="string">
            <text:p text:style-name="P8">Датчик термосопротивления Pt1000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list xml:id="list3315408642558680462" text:style-name="Outline">
              <text:list-item>
                <text:h text:style-name="P44" text:outline-level="1">ДТС125Л-РТ1000 </text:h>
              </text:list-item>
            </text:list>
          </table:table-cell>
          <table:table-cell table:style-name="Таблица2.A1" office:value-type="string">
            <text:p text:style-name="P5">ОВЕН</text:p>
          </table:table-cell>
          <table:table-cell table:style-name="Таблица2.H8" office:value-type="float" office:value="6">
            <text:p text:style-name="P5">6</text:p>
          </table:table-cell>
          <table:table-cell table:style-name="Таблица2.I8" office:value-type="string">
            <text:p text:style-name="P43">Отказное письмо <text:s/>№ 1121 от 14.09.2017 г.</text:p>
          </table:table-cell>
        </table:table-row>
        <table:table-row table:style-name="Таблица2.2">
          <table:table-cell table:style-name="Таблица2.A1" office:value-type="string">
            <text:p text:style-name="P7">11</text:p>
          </table:table-cell>
          <table:table-cell table:style-name="Таблица2.B2" table:number-columns-spanned="3" office:value-type="string">
            <text:p text:style-name="P6">Дифференциальный датчик-реле давления диап.50..500 Па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5">SR500</text:p>
          </table:table-cell>
          <table:table-cell table:style-name="Таблица2.A1" office:value-type="string">
            <text:p text:style-name="P5">UAB “Powertransmission” Литва</text:p>
          </table:table-cell>
          <table:table-cell table:style-name="Таблица2.A1" office:value-type="string">
            <text:p text:style-name="P7">6</text:p>
          </table:table-cell>
          <table:table-cell table:style-name="Таблица2.I8" office:value-type="string">
            <text:list xml:id="list36241061" text:continue-numbering="true" text:style-name="Outline">
              <text:list-item>
                <text:h text:style-name="P45" text:outline-level="1">ЕАЭС N RU Д-LT.НВ11.В.14648/20</text:h>
              </text:list-item>
            </text:list>
            <text:p text:style-name="P41"><text:span text:style-name="T11">№ POCC LT.AГ66.H06633 </text:span></text:p>
            <text:p text:style-name="P40"/>
          </table:table-cell>
        </table:table-row>
        <table:table-row table:style-name="Таблица2.2">
          <table:table-cell table:style-name="Таблица2.A1" office:value-type="string">
            <text:p text:style-name="P22"><text:span text:style-name="T4">1</text:span><text:span text:style-name="T3">2</text:span></text:p>
          </table:table-cell>
          <table:table-cell table:style-name="Таблица2.B2" table:number-columns-spanned="3" office:value-type="string">
            <text:p text:style-name="P6">Дифференциальный датчик-реле давления диап.100..1500 Па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5">SR1500</text:p>
          </table:table-cell>
          <table:table-cell table:style-name="Таблица2.A1" office:value-type="string">
            <text:p text:style-name="P5">UAB “Powertransmission” Литва</text:p>
          </table:table-cell>
          <table:table-cell table:style-name="Таблица2.A1" office:value-type="string">
            <text:p text:style-name="P7">12</text:p>
          </table:table-cell>
          <table:table-cell table:style-name="Таблица2.I8" office:value-type="string">
            <text:p text:style-name="P41">№ POCC LT.AГ66.H06633 </text:p>
          </table:table-cell>
        </table:table-row>
        <table:table-row table:style-name="Таблица2.2">
          <table:table-cell table:style-name="Таблица2.A1" office:value-type="string">
            <text:p text:style-name="P7">24</text:p>
          </table:table-cell>
          <table:table-cell table:style-name="Таблица2.B2" table:number-columns-spanned="3" office:value-type="string">
            <text:p text:style-name="P6">Электропривод крана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22"><text:span text:style-name="T3">LV</text:span><text:span text:style-name="T4">24</text:span><text:span text:style-name="T3">A</text:span><text:span text:style-name="T4">-</text:span><text:span text:style-name="T3">SZ</text:span><text:span text:style-name="T4">-</text:span><text:span text:style-name="T3">TPC</text:span></text:p>
          </table:table-cell>
          <table:table-cell table:style-name="Таблица2.A1" office:value-type="string">
            <text:p text:style-name="P5">BELIMO</text:p>
          </table:table-cell>
          <table:table-cell table:style-name="Таблица2.A1" office:value-type="string">
            <text:p text:style-name="P5">2</text:p>
          </table:table-cell>
          <table:table-cell table:style-name="Таблица2.I8" office:value-type="string">
            <text:p text:style-name="P38"><text:span text:style-name="T10"><text:s/>ТС № </text:span><text:span text:style-name="T8">RU</text:span><text:span text:style-name="T10"> Д-СН.МО10.В.05461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7">25</text:p>
          </table:table-cell>
          <table:table-cell table:style-name="Таблица2.B2" table:number-columns-spanned="3" office:value-type="string">
            <text:p text:style-name="P6">Электропривод крана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22"><text:span text:style-name="T4">Н</text:span><text:span text:style-name="T3">R24-SR</text:span></text:p>
          </table:table-cell>
          <table:table-cell table:style-name="Таблица2.A1" office:value-type="string">
            <text:p text:style-name="P5">BELIMO</text:p>
          </table:table-cell>
          <table:table-cell table:style-name="Таблица2.A1" office:value-type="string">
            <text:p text:style-name="P7">2</text:p>
          </table:table-cell>
          <table:table-cell table:style-name="Таблица2.I8" office:value-type="string">
            <text:p text:style-name="P38"><text:span text:style-name="T10"><text:s/>ЕАЭС ТС № </text:span><text:span text:style-name="T8">RU</text:span><text:span text:style-name="T10"> Д-СН.МО10.В.05461</text:span></text:p>
          </table:table-cell>
        </table:table-row>
        <table:table-row table:style-name="Таблица2.2">
          <table:table-cell table:style-name="Таблица2.A1" office:value-type="string">
            <text:p text:style-name="P7">26</text:p>
          </table:table-cell>
          <table:table-cell table:style-name="Таблица2.B2" table:number-columns-spanned="3" office:value-type="string">
            <text:p text:style-name="P6">Электропривод крана</text:p>
          </table:table-cell>
          <table:covered-table-cell/>
          <table:covered-table-cell/>
          <table:table-cell table:style-name="Таблица2.A1" office:value-type="string">
            <text:p text:style-name="P6">шт</text:p>
          </table:table-cell>
          <table:table-cell table:style-name="Таблица2.A1" office:value-type="string">
            <text:p text:style-name="P5">LR24A-SR</text:p>
          </table:table-cell>
          <table:table-cell table:style-name="Таблица2.A1" office:value-type="string">
            <text:p text:style-name="P5">BELIMO</text:p>
          </table:table-cell>
          <table:table-cell table:style-name="Таблица2.A1" office:value-type="string">
            <text:p text:style-name="P5">2</text:p>
          </table:table-cell>
          <table:table-cell table:style-name="Таблица2.I8" office:value-type="string">
            <text:p text:style-name="P38"><text:span text:style-name="T10">ЕАЭС ТС № </text:span><text:span text:style-name="T8">RU</text:span><text:span text:style-name="T10"> Д-СН.МО10.В.05461</text:span></text:p>
          </table:table-cell>
        </table:table-row>
        <table:table-row table:style-name="Таблица2.2">
          <table:table-cell table:style-name="Таблица2.H9" office:value-type="float" office:value="27">
            <text:p text:style-name="P23">27</text:p>
          </table:table-cell>
          <table:table-cell table:style-name="Таблица2.B9" table:number-columns-spanned="3" office:value-type="string">
            <text:p text:style-name="P25">Коробка распределительная <text:s/>100*100*50мм </text:p>
            <text:p text:style-name="P21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2">КМ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12">
            <text:p text:style-name="P23">12</text:p>
          </table:table-cell>
          <table:table-cell table:style-name="Таблица2.I9" office:value-type="string">
            <text:p text:style-name="P38">ЕАЭС № <text:span text:style-name="T7">RU </text:span><text:span text:style-name="T9">Д-</text:span><text:span text:style-name="T7">RU.</text:span><text:span text:style-name="T9">МЮ62.В.00311/19</text:span></text:p>
          </table:table-cell>
        </table:table-row>
        <table:table-row table:style-name="Таблица2.2">
          <table:table-cell table:style-name="Таблица2.H9" office:value-type="float" office:value="28">
            <text:p text:style-name="P23">28</text:p>
          </table:table-cell>
          <table:table-cell table:style-name="Таблица2.B9" table:number-columns-spanned="3" office:value-type="string">
            <text:p text:style-name="P25">Коробка распределительная 75х40мм IP 44 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6">шт</text:p>
          </table:table-cell>
          <table:table-cell table:style-name="Таблица2.A9" office:value-type="string">
            <text:p text:style-name="P26">КМ41237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4">
            <text:p text:style-name="P23">4</text:p>
          </table:table-cell>
          <table:table-cell table:style-name="Таблица2.I9" office:value-type="string">
            <text:p text:style-name="P38">ЕАЭС № <text:span text:style-name="T7">RU </text:span><text:span text:style-name="T9">Д-</text:span><text:span text:style-name="T7">RU.</text:span><text:span text:style-name="T9">МЮ62.В.00311/19</text:span></text:p>
          </table:table-cell>
        </table:table-row>
        <table:table-row table:style-name="Таблица2.2">
          <table:table-cell table:style-name="Таблица2.H9" office:value-type="float" office:value="29">
            <text:p text:style-name="P23">29</text:p>
          </table:table-cell>
          <table:table-cell table:style-name="Таблица2.B9" table:number-columns-spanned="3" office:value-type="string">
            <text:p text:style-name="P25">Термоманометр 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ТМТБ-31Р.1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6">
            <text:p text:style-name="P23">6</text:p>
          </table:table-cell>
          <table:table-cell table:style-name="Таблица2.I9" office:value-type="string">
            <text:p text:style-name="P38">№ РОСС <text:span text:style-name="T9">RU.МО10.</text:span><text:span text:style-name="T7">H</text:span><text:span text:style-name="T9">01847</text:span></text:p>
          </table:table-cell>
        </table:table-row>
        <table:table-row table:style-name="Таблица2.2">
          <table:table-cell table:style-name="Таблица2.H9" office:value-type="float" office:value="30">
            <text:p text:style-name="P23">30</text:p>
          </table:table-cell>
          <table:table-cell table:style-name="Таблица2.B9" table:number-columns-spanned="3" office:value-type="string">
            <text:p text:style-name="P25">Термоманометр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<text:s/>ТМТБ-41Р.2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6">
            <text:p text:style-name="P23">6</text:p>
          </table:table-cell>
          <table:table-cell table:style-name="Таблица2.I9" office:value-type="string">
            <text:p text:style-name="P38">№ РОСС <text:span text:style-name="T9">RU.МО10.</text:span><text:span text:style-name="T7">H</text:span><text:span text:style-name="T9">01847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Муфта стальная 15мм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/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12">
            <text:p text:style-name="P23">12</text:p>
          </table:table-cell>
          <table:table-cell table:style-name="Таблица2.I9" office:value-type="string">
            <text:p text:style-name="P38">№ РОСС <text:span text:style-name="T7">RU C-RU.AK01.H03015/19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Отборное устройство давления 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160-100-ст20-МУ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6">
            <text:p text:style-name="P23">6</text:p>
          </table:table-cell>
          <table:table-cell table:style-name="Таблица2.I9" office:value-type="string">
            <text:p text:style-name="P38">№ РОСС <text:span text:style-name="T7">RU C-RU.AK01.H03015/19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Отборное устройство давления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<text:s/>160-100-ст20-МП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6">
            <text:p text:style-name="P23">6</text:p>
          </table:table-cell>
          <table:table-cell table:style-name="Таблица2.I9" office:value-type="string">
            <text:p text:style-name="P38">№ РОСС <text:span text:style-name="T7">RU C-RU.AK01.H03015/19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Отборное устройство давления угловое DN15 PN160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15лс54бкМ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2">
            <text:p text:style-name="P23">2</text:p>
          </table:table-cell>
          <table:table-cell table:style-name="Таблица2.I9" office:value-type="string">
            <text:p text:style-name="P38">№ РОСС <text:span text:style-name="T7">RU C-RU.AK01.H03015/19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Отборное устройство давления прямое DN15 PN160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15лс54бкМ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1">
            <text:p text:style-name="P23">1</text:p>
          </table:table-cell>
          <table:table-cell table:style-name="Таблица2.I9" office:value-type="string">
            <text:p text:style-name="P38">№ РОСС <text:span text:style-name="T7">RU C-RU.AK01.H03015/19</text:span>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Кран трехходовой G1/2-G1/2 с фторопл. прокладкой и натяжной гайкой, латунь, Рраб-2,5 Мпа, Рмах-6,0 Мпа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/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15">
            <text:p text:style-name="P23">15</text:p>
          </table:table-cell>
          <table:table-cell table:style-name="Таблица2.I9" office:value-type="string">
            <text:p text:style-name="P38">ГОСТ 21345-2005</text:p>
          </table:table-cell>
        </table:table-row>
        <table:table-row table:style-name="Таблица2.2">
          <table:table-cell table:style-name="Таблица2.H9">
            <text:p text:style-name="P23"/>
          </table:table-cell>
          <table:table-cell table:style-name="Таблица2.B9" table:number-columns-spanned="3" office:value-type="string">
            <text:p text:style-name="P25">Мановакуумметр</text:p>
            <text:p text:style-name="P25"/>
          </table:table-cell>
          <table:covered-table-cell/>
          <table:covered-table-cell/>
          <table:table-cell table:style-name="Таблица2.A9" office:value-type="string">
            <text:p text:style-name="P4">шт</text:p>
          </table:table-cell>
          <table:table-cell table:style-name="Таблица2.A9" office:value-type="string">
            <text:p text:style-name="P26">ТМВ-51ОР.00</text:p>
          </table:table-cell>
          <table:table-cell table:style-name="Таблица2.A9" office:value-type="string">
            <text:p text:style-name="P22"/>
          </table:table-cell>
          <table:table-cell table:style-name="Таблица2.H9" office:value-type="float" office:value="15">
            <text:p text:style-name="P23">15</text:p>
          </table:table-cell>
          <table:table-cell table:style-name="Таблица2.I9" office:value-type="string">
            <text:p text:style-name="P38">№ РОСС <text:span text:style-name="T9">RU.МО10.</text:span><text:span text:style-name="T7">H</text:span><text:span text:style-name="T9">01847</text:span></text:p>
          </table:table-cell>
        </table:table-row>
        <table:table-row table:style-name="Таблица2.29">
          <table:table-cell table:style-name="Таблица2.A29" table:number-columns-spanned="9" office:value-type="string">
            <text:p text:style-name="P3"/>
            <text:p text:style-name="P3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0" table:number-columns-spanned="9" office:value-type="string">
            <text:p text:style-name="P37">Ведущий инженер ФКП "Бийский олеумный завод" Смирнов А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1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A29" table:number-columns-spanned="2" office:value-type="string">
            <text:p text:style-name="P3">Представитель лица, осуществляющего строительство</text:p>
          </table:table-cell>
          <table:covered-table-cell/>
          <table:table-cell table:style-name="Таблица2.C32" table:number-columns-spanned="7" office:value-type="string">
            <text:p text:style-name="P27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0" table:number-columns-spanned="9" office:value-type="string">
            <text:p text:style-name="P28">Руководитель проекта АО "ГИПРОИВ" Кукушкин С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4">
          <table:table-cell table:style-name="Таблица2.A31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A35" table:number-columns-spanned="2" office:value-type="string">
            <text:p text:style-name="P3">Представитель лица, осуществляющего подготовку проектной документации:</text:p>
          </table:table-cell>
          <table:covered-table-cell/>
          <table:table-cell table:style-name="Таблица2.A35" office:value-type="string">
            <text:p text:style-name="P20"/>
          </table:table-cell>
          <table:table-cell table:style-name="Таблица2.A3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36">
          <table:table-cell table:style-name="Таблица2.A36" table:number-columns-spanned="9" office:value-type="string">
            <text:p text:style-name="P28">Главный инженер проекта АО "ГИПРОИВ" Вашурин М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29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A29" table:number-columns-spanned="9" office:value-type="string">
            <text:p text:style-name="P3"/>
            <text:p text:style-name="P3"><text:soft-page-break/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0" table:number-columns-spanned="9" office:value-type="string">
            <text:p text:style-name="P28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1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A35" table:number-columns-spanned="2" office:value-type="string">
            <text:p text:style-name="P3">Представители иных лиц:</text:p>
          </table:table-cell>
          <table:covered-table-cell/>
          <table:table-cell table:style-name="Таблица2.C41" table:number-columns-spanned="7" office:value-type="string">
            <text:p text:style-name="P29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5" table:number-columns-spanned="9" office:value-type="string">
            <text:p text:style-name="P28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A31" table:number-columns-spanned="9" office:value-type="string">
            <text:p text:style-name="P1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35</meta:editing-cycles>
    <meta:print-date>2020-05-12T11:39:00</meta:print-date>
    <meta:creation-date>2020-05-12T11:04:00</meta:creation-date>
    <dc:date>2020-07-07T16:01:39.30</dc:date>
    <meta:editing-duration>PT2H55M6S</meta:editing-duration>
    <meta:generator>OpenOffice/4.1.5$Win32 OpenOffice.org_project/415m1$Build-9789</meta:generator>
    <meta:document-statistic meta:table-count="2" meta:image-count="0" meta:object-count="0" meta:page-count="3" meta:paragraph-count="212" meta:word-count="468" meta:character-count="35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